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2006" officeooo:paragraph-rsid="00072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cations Recettes</text:h>
      <text:p text:style-name="P1"/>
      <text:p text:style-name="P1"/>
      <text:p text:style-name="P1"/>
      <text:p text:style-name="P1">Création d'une recette</text:p>
      <text:p text:style-name="P1"/>
      <text:p text:style-name="P1">Une recette se décompose en :</text:p>
      <text:p text:style-name="P1"/>
      <text:p text:style-name="P1">- titre</text:p>
      <text:p text:style-name="P1">- description</text:p>
      <text:p text:style-name="P1">- liste d'ingrédients avec quantité</text:p>
      <text:p text:style-name="P1">- liste d'étapes</text:p>
      <text:p text:style-name="P1">- images</text:p>
      <text:p text:style-name="P1"/>
      <text:p text:style-name="P1">Le titre doit être non vide.</text:p>
      <text:p text:style-name="P1">Le reste est optionne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22:01:39.669000000</meta:creation-date>
    <dc:date>2015-10-03T22:08:18.190000000</dc:date>
    <meta:editing-duration>PT6M40S</meta:editing-duration>
    <meta:editing-cycles>1</meta:editing-cycles>
    <meta:document-statistic meta:table-count="0" meta:image-count="0" meta:object-count="0" meta:page-count="1" meta:paragraph-count="11" meta:word-count="38" meta:character-count="209" meta:non-whitespace-character-count="182"/>
    <meta:generator>LibreOffice/5.0.2.2$Windows_x86 LibreOffice_project/37b43f919e4de5eeaca9b9755ed688758a8251fe</meta:generator>
  </office:meta>
</office:document-meta>
</file>